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">
      <style:paragraph-properties fo:margin-top="0in" fo:margin-bottom="0in"/>
    </style:style>
    <style:style style:name="P17" style:family="paragraph" style:parent-style-name="Text_20_body" style:list-style-name="L2">
      <style:paragraph-properties fo:margin-top="0in" fo:margin-bottom="0in"/>
    </style:style>
    <style:style style:name="P18" style:family="paragraph" style:parent-style-name="Text_20_body" style:list-style-name="L3">
      <style:paragraph-properties fo:margin-top="0in" fo:margin-bottom="0in"/>
    </style:style>
    <style:style style:name="P19" style:family="paragraph" style:parent-style-name="Text_20_body" style:list-style-name="L4">
      <style:paragraph-properties fo:margin-top="0in" fo:margin-bottom="0in"/>
    </style:style>
    <style:style style:name="P20" style:family="paragraph" style:parent-style-name="Text_20_body" style:list-style-name="L7">
      <style:paragraph-properties fo:margin-top="0in" fo:margin-bottom="0in"/>
    </style:style>
    <style:style style:name="P21" style:family="paragraph" style:parent-style-name="Text_20_body" style:list-style-name="L9">
      <style:paragraph-properties fo:margin-top="0in" fo:margin-bottom="0in"/>
    </style:style>
    <style:style style:name="P22" style:family="paragraph" style:parent-style-name="Text_20_body" style:list-style-name="L11">
      <style:paragraph-properties fo:margin-top="0in" fo:margin-bottom="0in"/>
    </style:style>
    <style:style style:name="P23" style:family="paragraph" style:parent-style-name="Text_20_body" style:list-style-name="L12">
      <style:paragraph-properties fo:margin-top="0in" fo:margin-bottom="0in"/>
    </style:style>
    <style:style style:name="P24" style:family="paragraph" style:parent-style-name="Text_20_body" style:list-style-name="L13">
      <style:paragraph-properties fo:margin-top="0in" fo:margin-bottom="0in"/>
    </style:style>
    <style:style style:name="P25" style:family="paragraph" style:parent-style-name="Text_20_body" style:list-style-name="L14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2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2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2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2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2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3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3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 text:start-value="3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 text:start-value="3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 text:start-value="3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олный список терминов, понятий и их описание, по категориям</text:p>
      <text:p text:style-name="Standard">ChatGPT</text:p>
      <text:p text:style-name="P1">ChatGPT</text:p>
      <text:p text:style-name="Text_20_body">Хорошо, вот полный список терминов, понятий и их описаний, разбитый по категориям:</text:p>
      <text:h text:style-name="Heading_20_3" text:outline-level="3">Основы языка:</text:h>
      <text:list xml:id="list3594764974599890744" text:style-name="L1">
        <text:list-item>
          <text:p text:style-name="P16"><text:span text:style-name="Strong_20_Emphasis">Переменные</text:span>: Символические имена, используемые для хранения данных в памяти компьютера.</text:p>
        </text:list-item>
        <text:list-item>
          <text:p text:style-name="P16"><text:span text:style-name="Strong_20_Emphasis">Типы данных</text:span>: Классификация данных, определяющая их природу и способ обработки. В JavaScript типы данных включают строки, числа, булевы значения, объекты, массивы и т.д.</text:p>
        </text:list-item>
        <text:list-item>
          <text:p text:style-name="P16"><text:span text:style-name="Strong_20_Emphasis">Операторы</text:span>: Символы или ключевые слова, используемые для выполнения операций над данными и переменными.</text:p>
        </text:list-item>
        <text:list-item>
          <text:p text:style-name="P16"><text:span text:style-name="Strong_20_Emphasis">Условные операторы</text:span>: Конструкции, которые выполняют различные действия в зависимости от условия.</text:p>
        </text:list-item>
        <text:list-item>
          <text:p text:style-name="P16"><text:span text:style-name="Strong_20_Emphasis">Циклы</text:span>: Конструкции, позволяющие выполнять повторяющиеся действия определенное количество раз или до выполнения определенного условия.</text:p>
        </text:list-item>
        <text:list-item>
          <text:p text:style-name="P16"><text:span text:style-name="Strong_20_Emphasis">Функции</text:span>: Блоки кода, предназначенные для выполнения определенной задачи. Функции могут принимать аргументы и возвращать значения.</text:p>
        </text:list-item>
        <text:list-item>
          <text:p text:style-name="P16"><text:span text:style-name="Strong_20_Emphasis">Область видимости</text:span>: Область, в которой переменные доступны для использования.</text:p>
        </text:list-item>
        <text:list-item>
          <text:p text:style-name="P2"><text:span text:style-name="Strong_20_Emphasis">Массивы и объекты</text:span>: Структуры данных для хранения коллекций элементов или связанных данных.</text:p>
        </text:list-item>
      </text:list>
      <text:h text:style-name="Heading_20_3" text:outline-level="3">DOM (Document Object Model):</text:h>
      <text:list xml:id="list821817221418589422" text:style-name="L2">
        <text:list-item>
          <text:p text:style-name="P17"><text:span text:style-name="Strong_20_Emphasis">DOM (Document Object Model)</text:span>: Представление веб-страницы в виде дерева объектов, которое позволяет JavaScript взаимодействовать с элементами страницы.</text:p>
        </text:list-item>
        <text:list-item>
          <text:p text:style-name="P17"><text:span text:style-name="Strong_20_Emphasis">Выбор элементов</text:span>: Методы для выбора элементов DOM для их последующего манипулирования.</text:p>
        </text:list-item>
        <text:list-item>
          <text:p text:style-name="P17"><text:span text:style-name="Strong_20_Emphasis">Манипуляции DOM</text:span>: Изменение стилей, атрибутов, содержимого и структуры элементов на веб-странице.</text:p>
        </text:list-item>
        <text:list-item>
          <text:p text:style-name="P3"><text:span text:style-name="Strong_20_Emphasis">Обработка событий</text:span>: Привязка функций к определенным событиям, происходящим с элементами DOM.</text:p>
        </text:list-item>
      </text:list>
      <text:h text:style-name="Heading_20_3" text:outline-level="3">Асинхронное программирование:</text:h>
      <text:list xml:id="list1308965196234504234" text:style-name="L3">
        <text:list-item>
          <text:p text:style-name="P18"><text:span text:style-name="Strong_20_Emphasis">Колбэки</text:span>: Функции, передаваемые в качестве аргументов другим функциям и вызываемые по завершении определенной операции.</text:p>
        </text:list-item>
        <text:list-item>
          <text:p text:style-name="P18"><text:span text:style-name="Strong_20_Emphasis">Промисы</text:span>: Объекты, представляющие результат асинхронной операции и обеспечивающие удобный способ работы с асинхронным кодом.</text:p>
        </text:list-item>
        <text:list-item>
          <text:p text:style-name="P4"><text:span text:style-name="Strong_20_Emphasis">async/await</text:span>: Синтаксический сахар, позволяющий писать асинхронный код в более читаемом и последовательном виде.</text:p>
        </text:list-item>
      </text:list>
      <text:h text:style-name="Heading_20_3" text:outline-level="3">ES6+:</text:h>
      <text:list xml:id="list1472223091575557776" text:style-name="L4">
        <text:list-item>
          <text:p text:style-name="P19"><text:span text:style-name="Strong_20_Emphasis">Стрелочные функции</text:span>: Синтаксический сахар для определения функций.</text:p>
        </text:list-item>
        <text:list-item>
          <text:p text:style-name="P19"><text:span text:style-name="Strong_20_Emphasis">Деструктуризация</text:span>: Извлечение значений из объектов и массивов с помощью синтаксиса, подобного объявлению переменных.</text:p>
        </text:list-item>
        <text:list-item>
          <text:p text:style-name="P19"><text:span text:style-name="Strong_20_Emphasis">Классы и наследование</text:span>: Способ организации кода, позволяющий создавать объекты с общими свойствами и методами.</text:p>
        </text:list-item>
        <text:list-item>
          <text:p text:style-name="P19"><text:span text:style-name="Strong_20_Emphasis">Шаблонные строки</text:span>: Строки, которые позволяют встраивать выражения и <text:soft-page-break/>переменные.</text:p>
        </text:list-item>
        <text:list-item>
          <text:p text:style-name="P19"><text:span text:style-name="Strong_20_Emphasis">Let и const</text:span>: Новые способы объявления переменных в ES6.</text:p>
        </text:list-item>
        <text:list-item>
          <text:p text:style-name="P5"><text:span text:style-name="Strong_20_Emphasis">Spread и Rest операторы</text:span>: Операторы для работы с массивами и объектами.</text:p>
        </text:list-item>
      </text:list>
      <text:h text:style-name="Heading_20_3" text:outline-level="3">Модульность:</text:h>
      <text:list xml:id="list3066320942322873690" text:style-name="L5">
        <text:list-item>
          <text:p text:style-name="P6"><text:span text:style-name="Strong_20_Emphasis">Импорт и экспорт модулей</text:span>: Механизмы для организации кода в модули и обмена данными между ними.</text:p>
        </text:list-item>
      </text:list>
      <text:h text:style-name="Heading_20_3" text:outline-level="3">Исключения и обработка ошибок:</text:h>
      <text:list xml:id="list562857091581461578" text:style-name="L6">
        <text:list-item>
          <text:p text:style-name="P7"><text:span text:style-name="Strong_20_Emphasis">try/catch/finally конструкции</text:span>: Конструкции для обработки исключений в JavaScript коде.</text:p>
        </text:list-item>
      </text:list>
      <text:h text:style-name="Heading_20_3" text:outline-level="3">Работа с сетью:</text:h>
      <text:list xml:id="list3665196807394525112" text:style-name="L7">
        <text:list-item>
          <text:p text:style-name="P20"><text:span text:style-name="Strong_20_Emphasis">Fetch API</text:span>: Интерфейс для работы с HTTP запросами и ответами.</text:p>
        </text:list-item>
        <text:list-item>
          <text:p text:style-name="P20"><text:span text:style-name="Strong_20_Emphasis">XMLHttpRequest (XHR)</text:span>: Объект для отправки HTTP запросов из JavaScript кода.</text:p>
        </text:list-item>
        <text:list-item>
          <text:p text:style-name="P8"><text:span text:style-name="Strong_20_Emphasis">WebSocket</text:span>: Протокол для создания двусторонних соединений между браузером и сервером.</text:p>
        </text:list-item>
      </text:list>
      <text:h text:style-name="Heading_20_3" text:outline-level="3">Локальное хранение данных:</text:h>
      <text:list xml:id="list2038994292724532505" text:style-name="L8">
        <text:list-item>
          <text:p text:style-name="P9"><text:span text:style-name="Strong_20_Emphasis">LocalStorage и SessionStorage</text:span>: Механизмы для хранения данных в браузере.</text:p>
        </text:list-item>
      </text:list>
      <text:h text:style-name="Heading_20_3" text:outline-level="3">Тестирование:</text:h>
      <text:list xml:id="list4941794400895115175" text:style-name="L9">
        <text:list-item>
          <text:p text:style-name="P21"><text:span text:style-name="Strong_20_Emphasis">Модульное тестирование</text:span>: Тестирование отдельных компонентов (модулей) программы.</text:p>
        </text:list-item>
        <text:list-item>
          <text:p text:style-name="P10"><text:span text:style-name="Strong_20_Emphasis">End-to-end тестирование</text:span>: Тестирование работы приложения в целом, воспроизводя реальные сценарии использования.</text:p>
        </text:list-item>
      </text:list>
      <text:h text:style-name="Heading_20_3" text:outline-level="3">Оптимизация и производительность:</text:h>
      <text:list xml:id="list3810589740712766084" text:style-name="L10">
        <text:list-item>
          <text:p text:style-name="P11"><text:span text:style-name="Strong_20_Emphasis">Профилирование производительности</text:span>: Анализ работы программы с целью выявления и устранения узких мест и улучшения ее производительности.</text:p>
        </text:list-item>
      </text:list>
      <text:h text:style-name="Heading_20_3" text:outline-level="3">Браузерные инструменты разработчика:</text:h>
      <text:list xml:id="list2283306133989723924" text:style-name="L11">
        <text:list-item>
          <text:p text:style-name="P22"><text:span text:style-name="Strong_20_Emphasis">Инструменты для отладки JavaScript</text:span>: Инструменты, предоставляемые браузерами для отладки JavaScript кода.</text:p>
        </text:list-item>
        <text:list-item>
          <text:p text:style-name="P22"><text:span text:style-name="Strong_20_Emphasis">Анализ сетевых запросов</text:span>: Инструменты для анализа сетевой активности браузера.</text:p>
        </text:list-item>
        <text:list-item>
          <text:p text:style-name="P12"><text:span text:style-name="Strong_20_Emphasis">Профилирование производительности</text:span>: Инструменты для анализа производительности веб-приложений.</text:p>
        </text:list-item>
      </text:list>
      <text:h text:style-name="Heading_20_3" text:outline-level="3">Работа с сервером:</text:h>
      <text:list xml:id="list4460019082606509910" text:style-name="L12">
        <text:list-item>
          <text:p text:style-name="P23"><text:span text:style-name="Strong_20_Emphasis">Node.js</text:span>: Среда выполнения JavaScript на сервере.</text:p>
        </text:list-item>
        <text:list-item>
          <text:p text:style-name="P23"><text:span text:style-name="Strong_20_Emphasis">Express.js</text:span>: Минималистичный фреймворк для создания веб-приложений на Node.js.</text:p>
        </text:list-item>
        <text:list-item>
          <text:p text:style-name="P13"><text:span text:style-name="Strong_20_Emphasis">Работа с базами данных</text:span>: Интерфейсы для работы с базами данных из JavaScript кода.</text:p>
        </text:list-item>
      </text:list>
      <text:h text:style-name="Heading_20_3" text:outline-level="3"><text:soft-page-break/>Безопасность:</text:h>
      <text:list xml:id="list1180819170380154832" text:style-name="L13">
        <text:list-item>
          <text:p text:style-name="P24"><text:span text:style-name="Strong_20_Emphasis">XSS (межсайтовый скриптинг)</text:span>: Вид атаки, при которой злоумышленник внедряет вредоносный скрипт на веб-страницу.</text:p>
        </text:list-item>
        <text:list-item>
          <text:p text:style-name="P14"><text:span text:style-name="Strong_20_Emphasis">CSRF (межсайтовая подделка запросов)</text:span>: Вид атаки, при которой злоумышленник отправляет запросы от имени пользователя без его согласия.</text:p>
        </text:list-item>
      </text:list>
      <text:h text:style-name="Heading_20_3" text:outline-level="3">Современные фреймворки и библиотеки:</text:h>
      <text:list xml:id="list5755068220815508521" text:style-name="L14">
        <text:list-item>
          <text:p text:style-name="P25"><text:span text:style-name="Strong_20_Emphasis">React.js, Vue.js, Angular</text:span>: Популярные фреймворки для разработки пользовательских интерфейсов веб-приложений.</text:p>
        </text:list-item>
        <text:list-item>
          <text:p text:style-name="P25"><text:span text:style-name="Strong_20_Emphasis">jQuery</text:span>: Библиотека JavaScript для упрощения манипуляций DOM и работы с AJAX.</text:p>
        </text:list-item>
        <text:list-item>
          <text:p text:style-name="P25"><text:span text:style-name="Strong_20_Emphasis">Redux, Vuex, MobX</text:span>: Библиотеки для управления состоянием приложений.</text:p>
        </text:list-item>
        <text:list-item>
          <text:p text:style-name="P15"><text:span text:style-name="Strong_20_Emphasis">Axios, jQuery.ajax</text:span>: Библиотеки для работы с AJAX запросами.</text:p>
        </text:list-item>
      </text:list>
      <text:p text:style-name="Text_20_body">Этот список охватывает основные термины и концепции JavaScript разработк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14$Win32 OpenOffice.org_project/4114m1$Build-9811</meta:generator>
    <dc:date>2024-05-01T01:10:59.73</dc:date>
    <meta:document-statistic meta:table-count="0" meta:image-count="0" meta:object-count="0" meta:page-count="3" meta:paragraph-count="61" meta:word-count="589" meta:character-count="4633"/>
    <dc:creator>Dima Wide</dc:creator>
    <meta:user-defined meta:name="Info 1"/>
    <meta:user-defined meta:name="Info 2"/>
    <meta:user-defined meta:name="Info 3"/>
    <meta:user-defined meta:name="Info 4"/>
  </office:meta>
</office:document-meta>
</file>